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18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49in" svg:height="3.5409in" svg:x="2.802in" svg:y="3.852in">
            <draw:object draw:notify-on-update-of-ranges="Sheet1.L4:Sheet1.L4 Sheet1.L5:Sheet1.L18 Sheet1.M4:Sheet1.M4 Sheet1.M5:Sheet1.M18 Sheet1.N5:Sheet1.N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TASKS: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7831" calcext:value-type="float">
            <text:p>1467831</text:p>
          </table:table-cell>
          <table:table-cell office:value-type="float" office:value="1587817" calcext:value-type="float">
            <text:p>1587817</text:p>
          </table:table-cell>
          <table:table-cell table:style-name="ce1" office:value-type="float" office:value="2443731" calcext:value-type="float">
            <text:p>2443731</text:p>
          </table:table-cell>
          <table:table-cell table:style-name="ce1" office:value-type="float" office:value="2563717" calcext:value-type="float">
            <text:p>2563717</text:p>
          </table:table-cell>
          <table:table-cell table:style-name="ce1" office:value-type="float" office:value="3420965" calcext:value-type="float">
            <text:p>3420965</text:p>
          </table:table-cell>
          <table:table-cell table:style-name="ce1" office:value-type="float" office:value="3540951" calcext:value-type="float">
            <text:p>3540951</text:p>
          </table:table-cell>
          <table:table-cell table:number-columns-repeated="12"/>
          <table:table-cell office:value-type="string" calcext:value-type="string">
            <text:p>Question 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/>
          <table:table-cell table:style-name="ce1" table:formula="of:=[.E3]-[.D3]" office:value-type="float" office:value="119986" calcext:value-type="float">
            <text:p>119986</text:p>
          </table:table-cell>
          <table:table-cell table:style-name="ce1"/>
          <table:table-cell table:style-name="ce1" table:formula="of:=[.G3]-[.F3]" office:value-type="float" office:value="119986" calcext:value-type="float">
            <text:p>119986</text:p>
          </table:table-cell>
          <table:table-cell/>
          <table:table-cell table:formula="of:=[.G4]-[.E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ecution time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5442" calcext:value-type="float">
            <text:p>195442</text:p>
          </table:table-cell>
          <table:table-cell office:value-type="float" office:value="2150394" calcext:value-type="float">
            <text:p>2150394</text:p>
          </table:table-cell>
          <table:table-cell office:value-type="float" office:value="2930316" calcext:value-type="float">
            <text:p>2930316</text:p>
          </table:table-cell>
          <table:table-cell office:value-type="float" office:value="3126288" calcext:value-type="float">
            <text:p>3126288</text:p>
          </table:table-cell>
          <table:table-cell office:value-type="float" office:value="3906210" calcext:value-type="float">
            <text:p>3906210</text:p>
          </table:table-cell>
          <table:table-cell office:value-type="float" office:value="4102182" calcext:value-type="float">
            <text:p>41021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332" calcext:value-type="float">
            <text:p>41332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5]-[.M4])/([.L5]-[.L4])" office:value-type="string" office:string-value="" calcext:value-type="error">
            <text:p>#VALUE!</text:p>
          </table:table-cell>
          <table:table-cell table:formula="of:=[.$O$18]-[.O5]" office:value-type="string" office:string-value="" calcext:value-type="error">
            <text:p>#VALUE!</text:p>
          </table:table-cell>
          <table:table-cell table:formula="of:=[.M5]/5000" office:value-type="float" office:value="8.2664" calcext:value-type="float">
            <text:p>8.2664</text:p>
          </table:table-cell>
          <table:table-cell table:number-columns-repeated="2"/>
          <table:table-cell office:value-type="string" calcext:value-type="string">
            <text:p>task priority</text:p>
          </table:table-cell>
          <table:table-cell office:value-type="string" calcext:value-type="string">
            <text:p>interrupt r</text:p>
          </table:table-cell>
          <table:table-cell office:value-type="string" calcext:value-type="string">
            <text:p>led r</text:p>
          </table:table-cell>
          <table:table-cell office:value-type="string" calcext:value-type="string">
            <text:p>event latency</text:p>
          </table:table-cell>
        </table:table-row>
        <table:table-row table:style-name="ro2">
          <table:table-cell table:number-columns-repeated="2"/>
          <table:table-cell table:formula="of:=[.C5]-[.B5]" office:value-type="float" office:value="1954952" calcext:value-type="float">
            <text:p>1954952</text:p>
          </table:table-cell>
          <table:table-cell/>
          <table:table-cell table:formula="of:=[.E5]-[.D5]" office:value-type="float" office:value="195972" calcext:value-type="float">
            <text:p>195972</text:p>
          </table:table-cell>
          <table:table-cell/>
          <table:table-cell table:formula="of:=[.G5]-[.F5]" office:value-type="float" office:value="195972" calcext:value-type="float">
            <text:p>195972</text:p>
          </table:table-cell>
          <table:table-cell/>
          <table:table-cell table:formula="of:=[.G6]-[.E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119986" calcext:value-type="float">
            <text:p>119986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6]-[.M5])/([.L6]-[.L5])" office:value-type="float" office:value="78654" calcext:value-type="float">
            <text:p>78654</text:p>
          </table:table-cell>
          <table:table-cell table:formula="of:=[.$O$18]-[.O6]" office:value-type="float" office:value="-41328" calcext:value-type="float">
            <text:p>-41328</text:p>
          </table:table-cell>
          <table:table-cell table:formula="of:=[.M6]/5000" office:value-type="float" office:value="23.9972" calcext:value-type="float">
            <text:p>23.99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82356" calcext:value-type="float">
            <text:p>2382356</text:p>
          </table:table-cell>
          <table:table-cell office:value-type="float" office:value="2652980" calcext:value-type="float">
            <text:p>2652980</text:p>
          </table:table-cell>
          <table:table-cell office:value-type="float" office:value="3359576" calcext:value-type="float">
            <text:p>3359576</text:p>
          </table:table-cell>
          <table:table-cell office:value-type="float" office:value="3630200" calcext:value-type="float">
            <text:p>3630200</text:p>
          </table:table-cell>
          <table:table-cell office:value-type="float" office:value="4336796" calcext:value-type="float">
            <text:p>4336796</text:p>
          </table:table-cell>
          <table:table-cell office:value-type="float" office:value="4607420" calcext:value-type="float">
            <text:p>46074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57312" calcext:value-type="float">
            <text:p>157312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7]-[.M6])/([.L7]-[.L6])" office:value-type="float" office:value="37326" calcext:value-type="float">
            <text:p>37326</text:p>
          </table:table-cell>
          <table:table-cell table:formula="of:=[.$O$18]-[.O7]" office:value-type="float" office:value="0" calcext:value-type="float">
            <text:p>0</text:p>
          </table:table-cell>
          <table:table-cell table:formula="of:=[.M7]/5000" office:value-type="float" office:value="31.4624" calcext:value-type="float">
            <text:p>31.4624</text:p>
          </table:table-cell>
          <table:table-cell table:number-columns-repeated="3"/>
          <table:table-cell office:value-type="float" office:value="2167721" calcext:value-type="float">
            <text:p>2167721</text:p>
          </table:table-cell>
          <table:table-cell office:value-type="float" office:value="2279709" calcext:value-type="float">
            <text:p>2279709</text:p>
          </table:table-cell>
          <table:table-cell table:formula="of:=[.V7]-[.U7]" office:value-type="float" office:value="111988" calcext:value-type="float">
            <text:p>111988</text:p>
          </table:table-cell>
        </table:table-row>
        <table:table-row table:style-name="ro2">
          <table:table-cell table:number-columns-repeated="2"/>
          <table:table-cell table:formula="of:=[.C7]-[.B7]" office:value-type="float" office:value="270624" calcext:value-type="float">
            <text:p>270624</text:p>
          </table:table-cell>
          <table:table-cell/>
          <table:table-cell table:formula="of:=[.E7]-[.D7]" office:value-type="float" office:value="270624" calcext:value-type="float">
            <text:p>270624</text:p>
          </table:table-cell>
          <table:table-cell/>
          <table:table-cell table:formula="of:=[.G7]-[.F7]" office:value-type="float" office:value="270624" calcext:value-type="float">
            <text:p>270624</text:p>
          </table:table-cell>
          <table:table-cell/>
          <table:table-cell table:formula="of:=[.G8]-[.E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972" calcext:value-type="float">
            <text:p>195972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8]-[.M7])/([.L8]-[.L7])" office:value-type="float" office:value="38660" calcext:value-type="float">
            <text:p>38660</text:p>
          </table:table-cell>
          <table:table-cell table:formula="of:=[.$O$18]-[.O8]" office:value-type="float" office:value="-1334" calcext:value-type="float">
            <text:p>-1334</text:p>
          </table:table-cell>
          <table:table-cell table:formula="of:=[.M8]/5000" office:value-type="float" office:value="39.1944" calcext:value-type="float">
            <text:p>39.1944</text:p>
          </table:table-cell>
          <table:table-cell table:number-columns-repeated="3"/>
          <table:table-cell office:value-type="float" office:value="2001937821" calcext:value-type="float">
            <text:p>2001937821</text:p>
          </table:table-cell>
          <table:table-cell office:value-type="float" office:value="2002049809" calcext:value-type="float">
            <text:p>2002049809</text:p>
          </table:table-cell>
          <table:table-cell table:formula="of:=[.V8]-[.U8]" office:value-type="float" office:value="111988" calcext:value-type="float">
            <text:p>11198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08956" calcext:value-type="float">
            <text:p>2808956</text:p>
          </table:table-cell>
          <table:table-cell office:value-type="float" office:value="3154232" calcext:value-type="float">
            <text:p>3154232</text:p>
          </table:table-cell>
          <table:table-cell office:value-type="float" office:value="3784836" calcext:value-type="float">
            <text:p>3784836</text:p>
          </table:table-cell>
          <table:table-cell office:value-type="float" office:value="4130112" calcext:value-type="float">
            <text:p>4130112</text:p>
          </table:table-cell>
          <table:table-cell office:value-type="float" office:value="4763382" calcext:value-type="float">
            <text:p>4763382</text:p>
          </table:table-cell>
          <table:table-cell office:value-type="float" office:value="5108658" calcext:value-type="float">
            <text:p>51086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31964" calcext:value-type="float">
            <text:p>231964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9]-[.M8])/([.L9]-[.L8])" office:value-type="float" office:value="35992" calcext:value-type="float">
            <text:p>35992</text:p>
          </table:table-cell>
          <table:table-cell table:formula="of:=[.$O$18]-[.O9]" office:value-type="float" office:value="1334" calcext:value-type="float">
            <text:p>1334</text:p>
          </table:table-cell>
          <table:table-cell table:formula="of:=[.M9]/5000" office:value-type="float" office:value="46.3928" calcext:value-type="float">
            <text:p>46.39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V9]-[.U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C9]-[.B9]" office:value-type="float" office:value="345276" calcext:value-type="float">
            <text:p>345276</text:p>
          </table:table-cell>
          <table:table-cell/>
          <table:table-cell table:formula="of:=[.E9]-[.D9]" office:value-type="float" office:value="345276" calcext:value-type="float">
            <text:p>345276</text:p>
          </table:table-cell>
          <table:table-cell/>
          <table:table-cell table:formula="of:=[.G9]-[.F9]" office:value-type="float" office:value="345276" calcext:value-type="float">
            <text:p>345276</text:p>
          </table:table-cell>
          <table:table-cell/>
          <table:table-cell table:formula="of:=[.G10]-[.E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0624" calcext:value-type="float">
            <text:p>270624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0]-[.M9])/([.L10]-[.L9])" office:value-type="float" office:value="38660" calcext:value-type="float">
            <text:p>38660</text:p>
          </table:table-cell>
          <table:table-cell table:formula="of:=[.$O$18]-[.O10]" office:value-type="float" office:value="-1334" calcext:value-type="float">
            <text:p>-1334</text:p>
          </table:table-cell>
          <table:table-cell table:formula="of:=[.M10]/5000" office:value-type="float" office:value="54.1248" calcext:value-type="float">
            <text:p>54.1248</text:p>
          </table:table-cell>
          <table:table-cell table:number-columns-repeated="3"/>
          <table:table-cell office:value-type="float" office:value="2169055" calcext:value-type="float">
            <text:p>2169055</text:p>
          </table:table-cell>
          <table:table-cell office:value-type="float" office:value="2318369" calcext:value-type="float">
            <text:p>2318369</text:p>
          </table:table-cell>
          <table:table-cell table:formula="of:=[.V10]-[.U10]" office:value-type="float" office:value="149314" calcext:value-type="float">
            <text:p>1493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266220" calcext:value-type="float">
            <text:p>3266220</text:p>
          </table:table-cell>
          <table:table-cell office:value-type="float" office:value="3686148" calcext:value-type="float">
            <text:p>3686148</text:p>
          </table:table-cell>
          <table:table-cell office:value-type="float" office:value="4243426" calcext:value-type="float">
            <text:p>4243426</text:p>
          </table:table-cell>
          <table:table-cell office:value-type="float" office:value="4663354" calcext:value-type="float">
            <text:p>4663354</text:p>
          </table:table-cell>
          <table:table-cell office:value-type="float" office:value="5219298" calcext:value-type="float">
            <text:p>5219298</text:p>
          </table:table-cell>
          <table:table-cell office:value-type="float" office:value="5639226" calcext:value-type="float">
            <text:p>56392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07950" calcext:value-type="float">
            <text:p>307950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1]-[.M10])/([.L11]-[.L10])" office:value-type="float" office:value="37326" calcext:value-type="float">
            <text:p>37326</text:p>
          </table:table-cell>
          <table:table-cell table:formula="of:=[.$O$18]-[.O11]" office:value-type="float" office:value="0" calcext:value-type="float">
            <text:p>0</text:p>
          </table:table-cell>
          <table:table-cell table:formula="of:=[.M11]/5000" office:value-type="float" office:value="61.59" calcext:value-type="float">
            <text:p>61.59</text:p>
          </table:table-cell>
          <table:table-cell table:number-columns-repeated="3"/>
          <table:table-cell office:value-type="float" office:value="1002054105" calcext:value-type="float">
            <text:p>1002054105</text:p>
          </table:table-cell>
          <table:table-cell office:value-type="float" office:value="1002203419" calcext:value-type="float">
            <text:p>1002203419</text:p>
          </table:table-cell>
          <table:table-cell table:formula="of:=[.V11]-[.U11]" office:value-type="float" office:value="149314" calcext:value-type="float">
            <text:p>149314</text:p>
          </table:table-cell>
        </table:table-row>
        <table:table-row table:style-name="ro2">
          <table:table-cell table:number-columns-repeated="2"/>
          <table:table-cell table:formula="of:=[.C11]-[.B11]" office:value-type="float" office:value="419928" calcext:value-type="float">
            <text:p>419928</text:p>
          </table:table-cell>
          <table:table-cell/>
          <table:table-cell table:formula="of:=[.E11]-[.D11]" office:value-type="float" office:value="419928" calcext:value-type="float">
            <text:p>419928</text:p>
          </table:table-cell>
          <table:table-cell/>
          <table:table-cell table:formula="of:=[.G11]-[.F11]" office:value-type="float" office:value="419928" calcext:value-type="float">
            <text:p>419928</text:p>
          </table:table-cell>
          <table:table-cell/>
          <table:table-cell table:formula="of:=[.G12]-[.E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45276" calcext:value-type="float">
            <text:p>345276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2]-[.M11])/([.L12]-[.L11])" office:value-type="float" office:value="37326" calcext:value-type="float">
            <text:p>37326</text:p>
          </table:table-cell>
          <table:table-cell table:formula="of:=[.$O$18]-[.O12]" office:value-type="float" office:value="0" calcext:value-type="float">
            <text:p>0</text:p>
          </table:table-cell>
          <table:table-cell table:formula="of:=[.M12]/5000" office:value-type="float" office:value="69.0552" calcext:value-type="float">
            <text:p>69.05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V12]-[.U1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432552" calcext:value-type="float">
            <text:p>5432552</text:p>
          </table:table-cell>
          <table:table-cell office:value-type="float" office:value="6225740" calcext:value-type="float">
            <text:p>6225740</text:p>
          </table:table-cell>
          <table:table-cell office:value-type="float" office:value="6409722" calcext:value-type="float">
            <text:p>6409722</text:p>
          </table:table-cell>
          <table:table-cell office:value-type="float" office:value="7202910" calcext:value-type="float">
            <text:p>7202910</text:p>
          </table:table-cell>
          <table:table-cell office:value-type="float" office:value="7385558" calcext:value-type="float">
            <text:p>7385558</text:p>
          </table:table-cell>
          <table:table-cell office:value-type="float" office:value="8178746" calcext:value-type="float">
            <text:p>817874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81268" calcext:value-type="float">
            <text:p>381268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3]-[.M12])/([.L13]-[.L12])" office:value-type="float" office:value="35992" calcext:value-type="float">
            <text:p>35992</text:p>
          </table:table-cell>
          <table:table-cell table:formula="of:=[.$O$18]-[.O13]" office:value-type="float" office:value="1334" calcext:value-type="float">
            <text:p>1334</text:p>
          </table:table-cell>
          <table:table-cell table:formula="of:=[.M13]/5000" office:value-type="float" office:value="76.2536" calcext:value-type="float">
            <text:p>76.2536</text:p>
          </table:table-cell>
          <table:table-cell table:number-columns-repeated="3"/>
          <table:table-cell office:value-type="float" office:value="2167721" calcext:value-type="float">
            <text:p>2167721</text:p>
          </table:table-cell>
          <table:table-cell office:value-type="float" office:value="2354361" calcext:value-type="float">
            <text:p>2354361</text:p>
          </table:table-cell>
          <table:table-cell table:formula="of:=[.V13]-[.U13]" office:value-type="float" office:value="186640" calcext:value-type="float">
            <text:p>186640</text:p>
          </table:table-cell>
        </table:table-row>
        <table:table-row table:style-name="ro2">
          <table:table-cell table:number-columns-repeated="2"/>
          <table:table-cell table:formula="of:=[.C13]-[.B13]" office:value-type="float" office:value="793188" calcext:value-type="float">
            <text:p>793188</text:p>
          </table:table-cell>
          <table:table-cell/>
          <table:table-cell table:formula="of:=[.E13]-[.D13]" office:value-type="float" office:value="793188" calcext:value-type="float">
            <text:p>793188</text:p>
          </table:table-cell>
          <table:table-cell/>
          <table:table-cell table:formula="of:=[.G13]-[.F13]" office:value-type="float" office:value="793188" calcext:value-type="float">
            <text:p>793188</text:p>
          </table:table-cell>
          <table:table-cell/>
          <table:table-cell table:formula="of:=[.G14]-[.E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9928" calcext:value-type="float">
            <text:p>419928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4]-[.M13])/([.L14]-[.L13])" office:value-type="float" office:value="38660" calcext:value-type="float">
            <text:p>38660</text:p>
          </table:table-cell>
          <table:table-cell table:formula="of:=[.$O$18]-[.O14]" office:value-type="float" office:value="-1334" calcext:value-type="float">
            <text:p>-1334</text:p>
          </table:table-cell>
          <table:table-cell table:formula="of:=[.M14]/5000" office:value-type="float" office:value="83.9856" calcext:value-type="float">
            <text:p>83.9856</text:p>
          </table:table-cell>
          <table:table-cell table:number-columns-repeated="3"/>
          <table:table-cell office:value-type="float" office:value="1002052771" calcext:value-type="float">
            <text:p>1002052771</text:p>
          </table:table-cell>
          <table:table-cell office:value-type="float" office:value="1002239411" calcext:value-type="float">
            <text:p>1002239411</text:p>
          </table:table-cell>
          <table:table-cell table:formula="of:=[.V14]-[.U14]" office:value-type="float" office:value="186640" calcext:value-type="float">
            <text:p>18664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606558" calcext:value-type="float">
            <text:p>606558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5]-[.M14])/([.L15]-[.L14])" office:value-type="float" office:value="37326" calcext:value-type="float">
            <text:p>37326</text:p>
          </table:table-cell>
          <table:table-cell table:formula="of:=[.$O$18]-[.O15]" office:value-type="float" office:value="0" calcext:value-type="float">
            <text:p>0</text:p>
          </table:table-cell>
          <table:table-cell table:formula="of:=[.M15]/5000" office:value-type="float" office:value="121.3116" calcext:value-type="float">
            <text:p>121.31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V15]-[.U1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formula="of:=[.C15]-[.B15]" office:value-type="float" office:value="0" calcext:value-type="float">
            <text:p>0</text:p>
          </table:table-cell>
          <table:table-cell/>
          <table:table-cell table:formula="of:=[.E15]-[.D15]" office:value-type="float" office:value="0" calcext:value-type="float">
            <text:p>0</text:p>
          </table:table-cell>
          <table:table-cell/>
          <table:table-cell table:formula="of:=[.G15]-[.F15]" office:value-type="float" office:value="0" calcext:value-type="float">
            <text:p>0</text:p>
          </table:table-cell>
          <table:table-cell/>
          <table:table-cell table:formula="of:=[.G16]-[.E16]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93188" calcext:value-type="float">
            <text:p>793188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6]-[.M15])/([.L16]-[.L15])" office:value-type="float" office:value="37326" calcext:value-type="float">
            <text:p>37326</text:p>
          </table:table-cell>
          <table:table-cell table:formula="of:=[.$O$18]-[.O16]" office:value-type="float" office:value="0" calcext:value-type="float">
            <text:p>0</text:p>
          </table:table-cell>
          <table:table-cell table:formula="of:=[.M16]/5000" office:value-type="float" office:value="158.6376" calcext:value-type="float">
            <text:p>158.6376</text:p>
          </table:table-cell>
          <table:table-cell table:number-columns-repeated="3"/>
          <table:table-cell office:value-type="float" office:value="2167721" calcext:value-type="float">
            <text:p>2167721</text:p>
          </table:table-cell>
          <table:table-cell office:value-type="float" office:value="2391687" calcext:value-type="float">
            <text:p>2391687</text:p>
          </table:table-cell>
          <table:table-cell table:formula="of:=[.V16]-[.U16]" office:value-type="float" office:value="223966" calcext:value-type="float">
            <text:p>223966</text:p>
          </table:table-cell>
        </table:table-row>
        <table:table-row table:style-name="ro2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942492" calcext:value-type="float">
            <text:p>942492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7]-[.M16])/([.L17]-[.L16])" office:value-type="float" office:value="37326" calcext:value-type="float">
            <text:p>37326</text:p>
          </table:table-cell>
          <table:table-cell table:formula="of:=[.$O$18]-[.O17]" office:value-type="float" office:value="0" calcext:value-type="float">
            <text:p>0</text:p>
          </table:table-cell>
          <table:table-cell table:formula="of:=[.M17]/5000" office:value-type="float" office:value="188.4984" calcext:value-type="float">
            <text:p>188.4984</text:p>
          </table:table-cell>
          <table:table-cell table:number-columns-repeated="3"/>
          <table:table-cell office:value-type="float" office:value="1002052771" calcext:value-type="float">
            <text:p>1002052771</text:p>
          </table:table-cell>
          <table:table-cell office:value-type="float" office:value="1002276737" calcext:value-type="float">
            <text:p>1002276737</text:p>
          </table:table-cell>
          <table:table-cell table:formula="of:=[.V17]-[.U17]" office:value-type="float" office:value="223966" calcext:value-type="float">
            <text:p>223966</text:p>
          </table:table-cell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979818" calcext:value-type="float">
            <text:p>979818</text:p>
          </table:table-cell>
          <table:table-cell table:formula="of:=10^9/1024" office:value-type="float" office:value="976562.5" calcext:value-type="float">
            <text:p>976562.5</text:p>
          </table:table-cell>
          <table:table-cell table:formula="of:=([.M18]-[.M17])/([.L18]-[.L17])" office:value-type="float" office:value="37326" calcext:value-type="float">
            <text:p>37326</text:p>
          </table:table-cell>
          <table:table-cell table:formula="of:=[.$O$18]-[.O18]" office:value-type="float" office:value="0" calcext:value-type="float">
            <text:p>0</text:p>
          </table:table-cell>
          <table:table-cell table:formula="of:=[.M18]/5000" office:value-type="float" office:value="195.9636" calcext:value-type="float">
            <text:p>195.96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[.V18]-[.U18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office:value-type="float" office:value="2167721" calcext:value-type="float">
            <text:p>2167721</text:p>
          </table:table-cell>
          <table:table-cell office:value-type="float" office:value="2429013" calcext:value-type="float">
            <text:p>2429013</text:p>
          </table:table-cell>
          <table:table-cell table:formula="of:=[.V19]-[.U19]" office:value-type="float" office:value="261292" calcext:value-type="float">
            <text:p>261292</text:p>
          </table:table-cell>
        </table:table-row>
        <table:table-row table:style-name="ro2">
          <table:table-cell table:number-columns-repeated="20"/>
          <table:table-cell office:value-type="float" office:value="1002052771" calcext:value-type="float">
            <text:p>1002052771</text:p>
          </table:table-cell>
          <table:table-cell office:value-type="float" office:value="1002314063" calcext:value-type="float">
            <text:p>1002314063</text:p>
          </table:table-cell>
          <table:table-cell table:formula="of:=[.V20]-[.U20]" office:value-type="float" office:value="261292" calcext:value-type="float">
            <text:p>26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4:56:47.120238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20:52.706326764</meta:creation-date>
    <dc:date>2016-03-02T15:01:37.310882261</dc:date>
    <meta:editing-duration>PT54M30S</meta:editing-duration>
    <meta:editing-cycles>6</meta:editing-cycles>
    <meta:generator>LibreOffice/4.2.8.2$Linux_X86_64 LibreOffice_project/420m0$Build-2</meta:generator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scatter" chart:style-name="ch1">
        <chart:legend chart:legend-position="end" svg:x="12.986cm" svg:y="3.949cm" style:legend-expansion="high" chart:style-name="ch2"/>
        <chart:plot-area chart:style-name="ch3" table:cell-range-address="Sheet1.L4:Sheet1.M18 Sheet1.N5:Sheet1.N18" chart:data-source-has-labels="both" svg:x="1.33cm" svg:y="0.179cm" svg:width="11.337cm" svg:height="7.656cm">
          <chartooo:coordinate-region svg:x="2.877cm" svg:y="0.378cm" svg:width="9.603cm" svg:height="6.81cm"/>
          <chart:axis chart:dimension="x" chart:name="primary-x" chart:style-name="ch4" chartooo:axis-type="auto">
            <chart:title svg:x="6.279cm" svg:y="8.014cm" chart:style-name="ch5">
              <text:p>Time (ns)</text:p>
            </chart:title>
            <chart:categories table:cell-range-address="Sheet1.L5:Sheet1.L18"/>
          </chart:axis>
          <chart:axis chart:dimension="y" chart:name="primary-y" chart:style-name="ch4">
            <chart:title svg:x="0.451cm" svg:y="4.937cm" chart:style-name="ch6">
              <text:p>NUMTASKS</text:p>
            </chart:title>
            <chart:grid chart:style-name="ch7" chart:class="major"/>
          </chart:axis>
          <chart:series chart:style-name="ch8" chart:values-cell-range-address="Sheet1.M5:Sheet1.M18" chart:label-cell-address="Sheet1.M4:Sheet1.M4" chart:class="chart:scatter">
            <chart:domain table:cell-range-address="Sheet1.L5:Sheet1.L18"/>
            <chart:data-point chart:repeated="14"/>
          </chart:series>
          <chart:series chart:style-name="ch9" chart:values-cell-range-address="Sheet1.N5:Sheet1.N18" chart:label-cell-address="&quot;Timer period&quot;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M4:Sheet1.M4</svg:desc>
                </draw:g>
              </table:table-cell>
              <table:table-cell office:value-type="string">
                <text:p>Timer perio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L5:Sheet1.L18</svg:desc>
                </draw:g>
              </table:table-cell>
              <table:table-cell office:value-type="float" office:value="41332">
                <text:p>41332</text:p>
                <draw:g>
                  <svg:desc>Sheet1.M5:Sheet1.M18</svg:desc>
                </draw:g>
              </table:table-cell>
              <table:table-cell office:value-type="float" office:value="976562.5">
                <text:p>976562.5</text:p>
                <draw:g>
                  <svg:desc>Sheet1.N5:Sheet1.N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19986">
                <text:p>119986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7312">
                <text:p>157312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972">
                <text:p>195972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1964">
                <text:p>231964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70624">
                <text:p>270624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07950">
                <text:p>307950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5276">
                <text:p>345276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81268">
                <text:p>381268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9928">
                <text:p>419928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06558">
                <text:p>606558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3188">
                <text:p>793188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2492">
                <text:p>942492</text:p>
              </table:table-cell>
              <table:table-cell office:value-type="float" office:value="976562.5">
                <text:p>976562.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979818">
                <text:p>979818</text:p>
              </table:table-cell>
              <table:table-cell office:value-type="float" office:value="976562.5">
                <text:p>97656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